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9b5c8" officeooo:paragraph-rsid="0019b5c8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19b5c8" officeooo:paragraph-rsid="0019b5c8" style:font-size-asian="12.25pt" style:font-weight-asian="normal" style:font-size-complex="14pt" style:font-weight-complex="normal"/>
    </style:style>
    <style:style style:name="T1" style:family="text">
      <style:text-properties officeooo:rsid="001ac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al Program – 1</text:p>
      <text:p text:style-name="P1"/>
      <text:p text:style-name="P2">import java.util.Scanner;</text:p>
      <text:p text:style-name="P2"/>
      <text:p text:style-name="P2">class Customer</text:p>
      <text:p text:style-name="P2">{</text:p>
      <text:p text:style-name="P2"><text:s text:c="4"/>private int customer_no, qty;</text:p>
      <text:p text:style-name="P2"><text:s text:c="4"/>private double price , totalprice, discount , netprice;</text:p>
      <text:p text:style-name="P2"><text:s text:c="4"/>private String customer_name;</text:p>
      <text:p text:style-name="P2"/>
      <text:p text:style-name="P2"><text:s text:c="4"/>public Customer()</text:p>
      <text:p text:style-name="P2"><text:s text:c="4"/>{</text:p>
      <text:p text:style-name="P2"><text:s text:c="8"/>customer_name = "Saf";</text:p>
      <text:p text:style-name="P2"><text:s text:c="8"/>customer_no = 10;</text:p>
      <text:p text:style-name="P2"><text:s text:c="8"/>qty = 3;</text:p>
      <text:p text:style-name="P2"><text:s text:c="8"/>price = 20000;</text:p>
      <text:p text:style-name="P2"><text:s text:c="8"/>totalprice = price * qty;</text:p>
      <text:p text:style-name="P2"><text:s text:c="8"/>discount = callDiscount(totalprice);</text:p>
      <text:p text:style-name="P2"><text:s text:c="8"/>show();</text:p>
      <text:p text:style-name="P2"><text:s text:c="4"/>}</text:p>
      <text:p text:style-name="P2"/>
      <text:p text:style-name="P2"><text:s text:c="4"/>public Customer(String customer_name , int customer_no , int qty , double price)</text:p>
      <text:p text:style-name="P2"><text:s text:c="4"/>{</text:p>
      <text:p text:style-name="P2"><text:s text:c="8"/>this.customer_name = customer_name;</text:p>
      <text:p text:style-name="P2"><text:s text:c="8"/>this.customer_no = customer_no;</text:p>
      <text:p text:style-name="P2"><text:s text:c="8"/>this.qty = qty;</text:p>
      <text:p text:style-name="P2"><text:s text:c="8"/>this.price = price;</text:p>
      <text:p text:style-name="P2"><text:s text:c="8"/>totalprice = price * qty;</text:p>
      <text:p text:style-name="P2"><text:s text:c="8"/>discount = callDiscount(totalprice);</text:p>
      <text:p text:style-name="P2"><text:s text:c="8"/>show();</text:p>
      <text:p text:style-name="P2"><text:s text:c="4"/>}</text:p>
      <text:p text:style-name="P2"/>
      <text:p text:style-name="P2"><text:s text:c="4"/>public double callDiscount(double totalprice)</text:p>
      <text:p text:style-name="P2"><text:s text:c="4"/>{</text:p>
      <text:p text:style-name="P2"><text:s text:c="8"/>if(totalprice&gt;=50000)</text:p>
      <text:p text:style-name="P2"><text:s text:c="8"/>{</text:p>
      <text:p text:style-name="P2"><text:s text:c="12"/>discount = 0.25*totalprice;</text:p>
      <text:p text:style-name="P2"><text:s text:c="8"/>}</text:p>
      <text:p text:style-name="P2"><text:s text:c="8"/>else if((totalprice&gt;=25000)&amp;&amp;(totalprice&lt;50000))</text:p>
      <text:p text:style-name="P2"><text:s text:c="8"/>{</text:p>
      <text:p text:style-name="P2"><text:s text:c="12"/>discount = 0.1 * totalprice;</text:p>
      <text:p text:style-name="P2"><text:s text:c="8"/>}</text:p>
      <text:p text:style-name="P2"><text:s text:c="8"/>else</text:p>
      <text:p text:style-name="P2"><text:s text:c="12"/>discount =0;</text:p>
      <text:p text:style-name="P2"><text:soft-page-break/><text:s text:c="8"/>netprice = totalprice - discount;</text:p>
      <text:p text:style-name="P2"><text:s text:c="8"/>return discount;</text:p>
      <text:p text:style-name="P2"><text:s text:c="4"/>}</text:p>
      <text:p text:style-name="P2"/>
      <text:p text:style-name="P2"><text:s text:c="4"/>public void show()</text:p>
      <text:p text:style-name="P2"><text:s text:c="4"/>{</text:p>
      <text:p text:style-name="P2"><text:s text:c="8"/>System.out.print("\nCustomer Name: "+customer_name);</text:p>
      <text:p text:style-name="P2"><text:s text:c="8"/>System.out.print("\nCustomer Number: "+customer_no);</text:p>
      <text:p text:style-name="P2"><text:s text:c="8"/>System.out.print("\nItem Quantity: "+qty);</text:p>
      <text:p text:style-name="P2"><text:s text:c="8"/>System.out.print("\nPrice per Quantity: "+price);</text:p>
      <text:p text:style-name="P2"><text:s text:c="8"/>System.out.print("\nTotal Price: "+totalprice);</text:p>
      <text:p text:style-name="P2"><text:s text:c="8"/>System.out.print("\nDiscount: "+discount);</text:p>
      <text:p text:style-name="P2"><text:s text:c="8"/>System.out.println("\nNet Price: "+netprice);</text:p>
      <text:p text:style-name="P2"><text:s text:c="4"/>}</text:p>
      <text:p text:style-name="P2">}</text:p>
      <text:p text:style-name="P2">public class <text:span text:style-name="T1">Bill</text:span></text:p>
      <text:p text:style-name="P2">{</text:p>
      <text:p text:style-name="P2"><text:s text:c="4"/>public static void main(String[] args)</text:p>
      <text:p text:style-name="P2"><text:s text:c="4"/>{</text:p>
      <text:p text:style-name="P2"><text:s text:c="8"/>Customer c = new Customer();</text:p>
      <text:p text:style-name="P2"><text:s text:c="8"/>Scanner s = new Scanner(System.in);</text:p>
      <text:p text:style-name="P2"><text:s text:c="8"/>String customer_name;</text:p>
      <text:p text:style-name="P2"><text:s text:c="8"/>int customer_no, qty;</text:p>
      <text:p text:style-name="P2"><text:s text:c="8"/>double price;</text:p>
      <text:p text:style-name="P2"><text:s text:c="8"/>int n, i=1;</text:p>
      <text:p text:style-name="P2"><text:s text:c="8"/>System.out.print("\nEnter the number of customers: ");</text:p>
      <text:p text:style-name="P2"><text:s text:c="8"/>n = s.nextInt();</text:p>
      <text:p text:style-name="P2"><text:s text:c="8"/>while(i&lt;=n)</text:p>
      <text:p text:style-name="P2"><text:s text:c="8"/>{</text:p>
      <text:p text:style-name="P2"><text:s text:c="12"/>System.out.print("\nEnter the Customer Name: ");</text:p>
      <text:p text:style-name="P2"><text:s text:c="12"/>customer_name = s.next();</text:p>
      <text:p text:style-name="P2"><text:s text:c="12"/>System.out.print("Enter the Customer Number: ");</text:p>
      <text:p text:style-name="P2"><text:s text:c="12"/>customer_no = s.nextInt();</text:p>
      <text:p text:style-name="P2"><text:s text:c="12"/>System.out.print("Enter the Item Quantity: ");</text:p>
      <text:p text:style-name="P2"><text:s text:c="12"/>qty = s.nextInt();</text:p>
      <text:p text:style-name="P2"><text:s text:c="12"/>System.out.print("Enter the Item Price: ");</text:p>
      <text:p text:style-name="P2"><text:s text:c="12"/>price = s.nextDouble();</text:p>
      <text:p text:style-name="P2"><text:s text:c="12"/>Customer cc = new Customer(customer_name , customer_no , qty , price);</text:p>
      <text:p text:style-name="P2"><text:s text:c="12"/>i++;</text:p>
      <text:p text:style-name="P2"><text:s text:c="8"/>}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22:52:22.190768365</meta:creation-date>
    <dc:date>2022-12-16T22:56:38.748736858</dc:date>
    <meta:editing-duration>PT4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0" meta:word-count="229" meta:character-count="2341" meta:non-whitespace-character-count="1635"/>
  </office:meta>
</office:document-meta>
</file>